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Standa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custom-shape draw:style-name="gr1" draw:text-style-name="P1" draw:layer="layout" svg:width="8cm" svg:height="4.8cm" svg:x="1.4cm" svg:y="1.2cm">
          <text:p text:style-name="P1">instagramsearch.p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tte </meta:initial-creator>
    <meta:creation-date>2015-03-09T16:15:52</meta:creation-date>
    <dc:date>2015-03-09T22:23:19</dc:date>
    <dc:creator>Lotte </dc:creator>
    <meta:editing-duration>PT5H52M13S</meta:editing-duration>
    <meta:editing-cycles>1</meta:editing-cycles>
    <meta:document-statistic meta:object-count="24"/>
    <meta:generator>LibreOffice/3.5$Linux_X86_64 LibreOffice_project/350m1$Build-2</meta:generator>
  </office:meta>
</office:document-meta>
</file>